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2">
            <text:p>2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4-21_07-42-0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4-21_02-23-24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4-21_02-22-45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4-20_21-04-3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0" office:value-type="string">
            <text:p>2023-04-21_13-17-4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4-21_12-22-30_000.jpg</text:p>
          </table:table-cell>
          <table:table-cell table:style-name="ce26" office:value-type="string">
            <text:p>:PHOTO 記録 / subject=計量：重さ / location=台所 / content=お椀、大：プラ製,fo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subject=計量：重さ / location=台所 / content=お椀、大：プラ製,for=~,other=~">
            <text:p>:PHOTO 記録 / subject=計量：重さ / location=台所 / content=お椀、大：プラ製,fo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4-21_12-22-46_000.jpg</text:p>
          </table:table-cell>
          <table:table-cell table:style-name="ce26" office:value-type="string">
            <text:p>:PHOTO 記録 / subject=計量：重さ / location=台所 / content=しゃもじ：プラ製,fo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subject=計量：重さ / location=台所 / content=しゃもじ：プラ製,for=~,other=~">
            <text:p>:PHOTO 記録 / subject=計量：重さ / location=台所 / content=しゃもじ：プラ製,fo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4-21_12-23-18_000.jpg</text:p>
          </table:table-cell>
          <table:table-cell table:style-name="ce26" office:value-type="string">
            <text:p>:PHOTO 記録 / subject=計量：重さ / location=台所 / content=フリーザバッグ：中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subject=計量：重さ / location=台所 / content=フリーザバッグ：中,for=~,other=~">
            <text:p>:PHOTO 記録 / subject=計量：重さ / location=台所 / content=フリーザバッグ：中,fo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4-21_12-23-30_000.jpg</text:p>
          </table:table-cell>
          <table:table-cell table:style-name="ce26" office:value-type="string">
            <text:p>:PHOTO 記録 / subject=計量：重さ / location=台所 / content=フリーザバッグ：中,fo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subject=計量：重さ / location=台所 / content=フリーザバッグ：中,for=~,other=~">
            <text:p>:PHOTO 記録 / subject=計量：重さ / location=台所 / content=フリーザバッグ：中,fo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4-21_07-50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4-21_08-03-59_000.jpg</text:p>
          </table:table-cell>
          <table:table-cell table:style-name="ce26" office:value-type="string">
            <text:p>:m #*# / memo:other(m:other) / topic=数学：数論, about=~,content=~,other=q+:q-id.O1X4:総和；q+:q-id.O1X4:総乗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memo:other(m:other) / topic=数学：数論, about=~,content=~,other=q+:q-id.O1X4:総和；q+:q-id.O1X4:総乗,id=~ ">
            <text:p>:m #*# / memo:other(m:other) / topic=数学：数論, about=~,content=~,other=q+:q-id.O1X4:総和；q+:q-id.O1X4:総乗,id=~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8" office:value-type="string">
            <text:p>2023-04-21_09-41-52_000.jpg</text:p>
          </table:table-cell>
          <table:table-cell table:style-name="ce26" office:value-type="string">
            <text:p>:m #*# RES / JVEMV6 64#67_11_senshin / 『論語 先進』 著者=~,校注=~ / p.251 / w=高柴[こうさい,topic=,publisher=明治書院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67_11_senshin / 『論語 先進』 著者=~,校注=~ / p.251 / w=高柴[こうさい,topic=,publisher=明治書院,other=">
            <text:p>:m #*# RES / JVEMV6 64#67_11_senshin / 『論語 先進』 著者=~,校注=~ / p.251 / w=高柴[こうさい,topic=,publisher=明治書院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4-21_09-42-06_000.jpg</text:p>
          </table:table-cell>
          <table:table-cell table:style-name="ce26" office:value-type="string">
            <text:p>:m #*# RES / JVEMV6 64#126.01_mooshi:梁恵王下 / 『孟子』 著者=~,校注=~ / p.62 / w=まさかり；,topic=,other=ske+:sk-id.WNJC:戈（ほこ）;ske+:sk-id.L0BC:矛（ほこ）;ske+:sk-id.YHKH:斧、まさかり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JVEMV6 64#126.01_mooshi:梁恵王下 / 『孟子』 著者=~,校注=~ / p.62 / w=まさかり；,topic=,other=ske+:sk-id.WNJC:戈（ほこ）;ske+:sk-id.L0BC:矛（ほこ）;ske+:sk-id.YHKH:斧、まさかり">
            <text:p>:m #*# RES / JVEMV6 64#126.01_mooshi:梁恵王下 / 『孟子』 著者=~,校注=~ / p.62 / w=まさかり；,topic=,other=ske+:sk-id.WNJC:戈（ほこ）;ske+:sk-id.L0BC:矛（ほこ）;ske+:sk-id.YHKH:斧、まさかり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4-21_12-20-07_000.jpg</text:p>
          </table:table-cell>
          <table:table-cell table:style-name="ce26" office:value-type="string">
            <text:p>:m #*# RES / JVEMV6 64#171_1_1_yin / 『春秋左氏伝　一』 著者=鎌田正,校注=~ / p.51 / w=申（国名）；共（国名）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171_1_1_yin / 『春秋左氏伝　一』 著者=鎌田正,校注=~ / p.51 / w=申（国名）；共（国名）,topic=~,publisher=~,other=~">
            <text:p>:m #*# RES / JVEMV6 64#171_1_1_yin / 『春秋左氏伝　一』 著者=鎌田正,校注=~ / p.51 / w=申（国名）；共（国名）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7" office:value-type="string">
            <text:p>2023-04-21_12-23-23_000.jpg</text:p>
          </table:table-cell>
          <table:table-cell table:style-name="ce26" office:value-type="string">
            <text:p>:PHOTO 記録 / subject=計量：重さ / location=台所 / content=フリーザバッグ：中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subject=計量：重さ / location=台所 / content=フリーザバッグ：中,for=~,other=~">
            <text:p>:PHOTO 記録 / subject=計量：重さ / location=台所 / content=フリーザバッグ：中,fo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3-04-21_14-48-22_000.jpg</text:p>
          </table:table-cell>
          <table:table-cell table:style-name="ce26" office:value-type="string">
            <text:p>:m #*# RES / free# S87DP9 記事読み / id=C7UJ(browser=yan) / media=ptv / theme=裁判所：グジャラート暴動：インド,content=~,w=~ / genre=~ / other=~ || :m #*# RES / free# S87DP9 記事読み / id=U3PU(browser=yan) / media=ptv / theme=イラン：米国：潜水艦：ホルムズ海峡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free# S87DP9 記事読み / id=C7UJ(browser=yan) / media=ptv / theme=裁判所：グジャラート暴動：インド,content=~,w=~ / genre=~ / other=~ || :m #*# RES / free# S87DP9 記事読み / id=U3PU(browser=yan) / media=ptv / theme=イラン：米国：潜水艦：ホルムズ海峡,content=~,w=~ / genre=~ / other=~">
            <text:p>:m #*# RES / free# S87DP9 記事読み / id=C7UJ(browser=yan) / media=ptv / theme=裁判所：グジャラート暴動：インド,content=~,w=~ / genre=~ / other=~ || :m #*# RES / free# S87DP9 記事読み / id=U3PU(browser=yan) / media=ptv / theme=イラン：米国：潜水艦：ホルムズ海峡,content=~,w=~ / genre=~ / 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04-21_17-51-07_000.jpg</text:p>
          </table:table-cell>
          <table:table-cell table:style-name="ce26" office:value-type="string">
            <text:p>:m 1*2 RES / JVEMV6 64#238_maeno / 『微粒子から探る物性七変化』 著者=前野昌弘,校注=~ / p.115 / w=表面張力；,topic=物性,publisher=~,other=calc+:１円硬貨：表面張力；q+:q-id.J61R:電子と陽子：電気力による引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*2 RES / JVEMV6 64#238_maeno / 『微粒子から探る物性七変化』 著者=前野昌弘,校注=~ / p.115 / w=表面張力；,topic=物性,publisher=~,other=calc+:１円硬貨：表面張力；q+:q-id.J61R:電子と陽子：電気力による引力">
            <text:p>:m 1*2 RES / JVEMV6 64#238_maeno / 『微粒子から探る物性七変化』 著者=前野昌弘,校注=~ / p.115 / w=表面張力；,topic=物性,publisher=~,other=calc+:１円硬貨：表面張力；q+:q-id.J61R:電子と陽子：電気力による引力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3-04-21_17-51-20_000.jpg</text:p>
          </table:table-cell>
          <table:table-cell table:style-name="ce26" office:value-type="string">
            <text:p>:m 2*2 RES / JVEMV6 64#238_maeno / 『微粒子から探る物性七変化』 著者=前野昌弘,校注=~ / p.115 / w=表面張力；,topic=物性,publisher=~,other=q+:q-id.F6UY:万有引力、電気斥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2*2 RES / JVEMV6 64#238_maeno / 『微粒子から探る物性七変化』 著者=前野昌弘,校注=~ / p.115 / w=表面張力；,topic=物性,publisher=~,other=q+:q-id.F6UY:万有引力、電気斥力">
            <text:p>:m 2*2 RES / JVEMV6 64#238_maeno / 『微粒子から探る物性七変化』 著者=前野昌弘,校注=~ / p.115 / w=表面張力；,topic=物性,publisher=~,other=q+:q-id.F6UY:万有引力、電気斥力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4-20_18-32-56_000.mp4</text:p>
          </table:table-cell>
          <table:table-cell table:style-name="ce26" office:value-type="string">
            <text:p>:VIDEO / @自室 / 記録 / jap.flute / 演奏、play / R=1 / genre=melody:for-practice:hole-1,session=hour-18,memo=~,file-piece-id=~,memo=~,other=~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1 / genre=melody:for-practice:hole-1,session=hour-18,memo=~,file-piece-id=~,memo=~,other=~ /">
            <text:p>:VIDEO / @自室 / 記録 / jap.flute / 演奏、play / R=1 / genre=melody:for-practice:hole-1,session=hour-18,memo=~,file-piece-id=~,memo=~,other=~ /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4-20_18-38-18_000.mp4</text:p>
          </table:table-cell>
          <table:table-cell table:style-name="ce26" office:value-type="string">
            <text:p>:VIDEO / @自室 / 記録 / jap.flute / 演奏、play / R=2 / genre=melody,session=hour-18,memo=~,file-piece-id=~,memo=~,other=~ /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4-20_18-44-25_000.mp4</text:p>
          </table:table-cell>
          <table:table-cell table:style-name="ce26" office:value-type="string">
            <text:p>:VIDEO / @自室 / 記録 / jap.flute / 演奏、play / R=3 / genre=melody,session=hour-18,memo=~,file-piece-id=2023-04-20_18-44-25_000.mp4,memo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3 / genre=melody,session=hour-18,memo=~,file-piece-id=2023-04-20_18-44-25_000.mp4,memo=~,other=~ / follow+">
            <text:p>:VIDEO / @自室 / 記録 / jap.flute / 演奏、play / R=3 / genre=melody,session=hour-18,memo=~,file-piece-id=2023-04-20_18-44-25_000.mp4,memo=~,other=~ / follow+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4-20_18-47-04_000.mp4</text:p>
          </table:table-cell>
          <table:table-cell table:style-name="ce26" office:value-type="string">
            <text:p>:VIDEO / @自室 / 記録 / jap.flute / 演奏、play / R=4 / genre=melody,session=hour-18,memo=~,file-piece-id=2023-04-20_18-44-25_000.mp4,memo=~,other=continued-from:2023-04-20_18-44-25_000.mp4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VIDEO / @自室 / 記録 / jap.flute / 演奏、play / R=4 / genre=melody,session=hour-18,memo=~,file-piece-id=2023-04-20_18-44-25_000.mp4,memo=~,other=continued-from:2023-04-20_18-44-25_000.mp4 / follow+">
            <text:p>:VIDEO / @自室 / 記録 / jap.flute / 演奏、play / R=4 / genre=melody,session=hour-18,memo=~,file-piece-id=2023-04-20_18-44-25_000.mp4,memo=~,other=continued-from:2023-04-20_18-44-25_000.mp4 / follow+</text:p>
          </table:table-cell>
          <table:table-cell table:style-name="ce10" table:formula="of:=RIGHT([.B23];[.K23])" office:value-type="string" office:string-value="mp4">
            <text:p>mp4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1">2023/04/21</text:date>, <text:time>22:3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1T22:31:58.97</dc:date>
    <dc:creator>iwabuchi ken</dc:creator>
    <meta:editing-duration>P55DT20H31M21S</meta:editing-duration>
    <meta:editing-cycles>18218</meta:editing-cycles>
    <meta:document-statistic meta:table-count="2" meta:cell-count="933" meta:object-count="0"/>
    <meta:user-defined meta:name="qrichtext">1</meta:user-defined>
  </office:meta>
</office:document-meta>
</file>